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 style:master-page-name="">
      <style:table-properties style:width="16.708cm" style:page-number="0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/>
      <style:text-properties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font-size="2pt" style:font-size-asian="2pt" style:font-size-complex="2pt"/>
    </style:style>
    <style:style style:name="P8" style:family="paragraph" style:parent-style-name="Text_20_body_20_justified_20_underline">
      <style:paragraph-properties fo:margin-top="0cm" fo:margin-bottom="0cm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_20_justified_20_underline">
      <style:paragraph-properties fo:margin-left="0cm" fo:margin-right="0cm" fo:margin-top="0cm" fo:margin-bottom="0.75cm" fo:text-indent="0cm" style:auto-text-indent="false"/>
    </style:style>
    <style:style style:name="P11" style:family="paragraph" style:parent-style-name="Text_20_body_20_justified">
      <style:text-properties style:font-name="Arial" fo:font-size="10pt" style:text-underline-style="none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_20_justified">%=entete_affilie_label=% %=entete_affilie_num=%</text:p>
      <text:p text:style-name="P2"/>
      <text:p text:style-name="Text_20_body_20_left_20_bold">%=entete_concerne_label_decision=% %=entete_concerne_type_alloc=% %=entete_concerne_label_des_le=%%=entete_concerne_date=%%=entete_concerne_label_au=% %=entete_concerne_date_fin=% </text:p>
      <text:p text:style-name="P3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P8">%=entete_reference_label_allocataire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1">entete_reference_nom_allocataire</text:span>=%</text:p>
          </table:table-cell>
          <table:table-cell table:style-name="tableau_5f_decisions_5f_inf.B1" table:number-rows-spanned="3" office:value-type="string">
            <text:p text:style-name="P4">%=adresse_paiement=%</text:p>
            <text:p text:style-name="P5">%=adresse_paiement_valeur=%</text:p>
            <text:p text:style-name="P6"/>
            <text:p text:style-name="P4">%=adresse_paiement_compl=%</text:p>
            <text:p text:style-name="P1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P8">%=entete_reference_label_nss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1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P10">%=entete_reference_label_dossier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P11">%=entete_reference_num_dossier=%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50:39</meta:creation-date>
    <dc:creator>Gauthier Montavon</dc:creator>
    <dc:date>2011-07-21T13:18:36</dc:date>
    <meta:editing-cycles>116</meta:editing-cycles>
    <meta:editing-duration>PT7H18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66" meta:character-count="532"/>
  </office:meta>
</office:document-meta>
</file>